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 Times Roman" svg:font-family="'New Times Roman'"/>
    <style:font-face style:name="OpenSymbol" svg:font-family="OpenSymbol"/>
    <style:font-face style:name="Times New Roman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fo:font-weight="normal" style:font-weight-asian="normal" style:font-weight-complex="normal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"/>
    </style:style>
    <style:style style:name="P5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style:font-name="Times New Roman"/>
    </style:style>
    <style:style style:name="P7" style:family="paragraph" style:parent-style-name="Standard">
      <style:paragraph-properties fo:line-height="100%"/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line-height="100%"/>
      <style:text-properties style:font-name="Times New Roman"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00%"/>
      <style:text-properties style:font-name="Times New Roman" style:font-size-asian="10.5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line-height="150%" fo:break-before="page"/>
    </style:style>
    <style:style style:name="P13" style:family="paragraph" style:parent-style-name="Text_20_body">
      <style:paragraph-properties fo:line-height="150%"/>
      <style:text-properties style:font-name="Times New Roman"/>
    </style:style>
    <style:style style:name="P1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"/>
    </style:style>
    <style:style style:name="P15" style:family="paragraph" style:parent-style-name="Text_20_body">
      <style:paragraph-properties fo:margin-left="0in" fo:margin-right="0in" fo:line-height="100%" fo:text-indent="0in" style:auto-text-indent="false"/>
    </style:style>
    <style:style style:name="P1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0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0.5pt" style:font-weight-asian="normal" style:font-weight-complex="normal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weight="normal" style:font-size-asian="10.5pt" style:font-weight-asian="normal" style:font-weight-complex="normal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bold" style:font-size-asian="10.5pt" style:font-weight-asian="bold" style:font-weight-complex="bold"/>
    </style:style>
    <style:style style:name="T9" style:family="text">
      <style:text-properties style:font-name="Liberation Sans" fo:font-weight="bold" style:font-weight-asian="bold" style:font-weight-complex="bold"/>
    </style:style>
    <style:style style:name="T10" style:family="text">
      <style:text-properties style:font-size-asian="10.5pt"/>
    </style:style>
    <style:style style:name="T11" style:family="text">
      <style:text-properties style:font-name="New Times Roman"/>
    </style:style>
    <style:style style:name="T12" style:family="text">
      <style:text-properties style:font-name="New Times Roman" fo:font-weight="bold" style:font-weight-asian="bold" style:font-weight-complex="bold"/>
    </style:style>
    <style:style style:name="T13" style:family="text">
      <style:text-properties style:font-name="New Times Roman" fo:font-weight="bold" style:font-size-asian="10.5pt" style:font-weight-asian="bold" style:font-weight-complex="bold"/>
    </style:style>
    <style:style style:name="T14" style:family="text">
      <style:text-properties style:font-name="New Times Roman" fo:font-weight="normal" style:font-weight-asian="normal" style:font-weight-complex="normal"/>
    </style:style>
    <style:style style:name="T15" style:family="text">
      <style:text-properties style:font-name="New Times Roman" fo:font-weight="normal" style:font-size-asian="10.5pt" style:font-weight-asian="normal" style:font-weight-complex="normal"/>
    </style:style>
    <style:style style:name="T16" style:family="text">
      <style:text-properties style:font-name="New Times Roman" style:font-size-asian="10.5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weight="bold" style:font-weight-asian="bold" style:font-weight-complex="bold"/>
    </style:style>
    <style:style style:name="T19" style:family="text">
      <style:text-properties style:font-name="Times New Roman" fo:font-weight="bold" style:font-size-asian="10.5pt" style:font-weight-asian="bold" style:font-weight-complex="bold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style:font-name="Times New Roman" fo:font-weight="normal" style:font-size-asian="10.5pt" style:font-weight-asian="normal" style:font-weight-complex="normal"/>
    </style:style>
    <style:style style:name="T22" style:family="text">
      <style:text-properties style:font-name="Times New Roman" style:font-size-asian="10.5pt"/>
    </style:style>
    <style:style style:name="T23" style:family="text">
      <style:text-properties fo:color="#000000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dro teórico</text:p>
      <text:p text:style-name="P4"/>
      <text:p text:style-name="P5"><office:annotation><dc:creator>Felipe Prado</dc:creator><dc:date>2015-03-09T01:04:09</dc:date><text:p><text:span text:style-name="T25">OK: adicionado ao arquivo final.</text:span></text:p></office:annotation>Java</text:p>
      <text:p text:style-name="P4"/>
      <text:p text:style-name="P4"><text:tab/>Java é uma linguagem de programação e uma plataforma de desenvolvimento lançada em 1996 pela Sun Microsystems com a finalidade de desenvolver aplicativos para diferentes plataformas (Windows – Linux – WEB – Mobile). Qualquer dispositivo que possua a JVM é capaz de executar o software desenvolvido em java (SOBRAL; CLARO, 2008).</text:p>
      <text:p text:style-name="P13"><text:tab/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P13"><text:tab/>Para se desenvolver em Java é necessário instalar um Kit de desenvolvimento, o <office:annotation><dc:creator>Felipe Prado</dc:creator><dc:date>2015-03-09T00:49:34</dc:date><text:p text:style-name="P17"><text:span text:style-name="T24">João, segundo a Joelma, tem que colocar primeiro o significado da abreviação e depois a abreviação.</text:span></text:p></office:annotation>JDK – Java Development Kit, o qual pode ser obtido no próprio site da Oracle – empresa mantenedora da plataforma. Ele é composto de compilador, máquina virtual, bibliotecas e utilitários.(CAELUM, 2015).</text:p>
      <text:p text:style-name="P4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11"><office:annotation><dc:creator>Felipe Prado</dc:creator><dc:date>2015-03-09T01:04:04</dc:date><text:p><text:span text:style-name="T25">OK: adicionado ao arquivo final.</text:span></text:p></office:annotation>Hibernate</text:p>
      <text:p text:style-name="P4"/>
      <text:p text:style-name="P4"><text:tab/>Segundo Bauer e King(2005, p.19) Hibernate é um framework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 que contém as configurações para se fazer o mapeamento dos dados contidos da classe em Java para as colunas do SGBD.</text:p>
      <text:p text:style-name="P4"><text:tab/>Utilizar-se dos benefícios oferecidos pelo Hibernate para o desenvolvimento de uma aplicação que utilize banco de dados relacional e linguagem orientada a objetos é de grande estima, pois segundo Durham e Johnson (1996, pg.34) no desenvolvimento de software, um framework é uma estrutura de suporte definida em que um outro projeto de software pode ser organizado e desenvolvido.</text:p>
      <text:p text:style-name="P4"><text:tab/>Tipicamente, um framework pode incluir programas de apoio, bibliotecas de código, linguagens de script e outros softwares para ajudar a desenvolver e juntar diferentes componentes do seu projeto.</text:p>
      <text:p text:style-name="P11"><office:annotation><dc:creator>Felipe Prado</dc:creator><dc:date>2015-03-09T01:03:57</dc:date><text:p><text:span text:style-name="T25">OK: adicionado ao arquivo final.</text:span></text:p></office:annotation>PostgreSQL</text:p>
      <text:p text:style-name="P4"/>
      <text:p text:style-name="P10"><text:span text:style-name="T17"><text:tab/>Segundo Neto (2003 apud Souza et al,2012,p. 2), o PostgreSQL é um SGBDR - Sistema Gerenciador de Banco de Dados Relacional que está baseado nos padrões SQL ANSI-92, 96 e 99, possui alta performance, de fácil administração e utilizaçãoo em projetos por especialistas Database Administrator (DBA) e Projetistas de Sistemas.</text:span></text:p>
      <text:p text:style-name="P10"><text:span text:style-name="T17"><text:tab/></text:span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P10"><text:span text:style-name="T17"><text:tab/>Seu código é livre e há um grupo responsável pela sua validação. Grandes empresas como a Fujitsu, NTT Goup, Skype, Hub.org, Red Hat e SRA são financiadoras do PostgreSQL que, além disso, recebe doações. É utilizado por multinacionais, órgãos governamentais e universidades. Recebeu vários prêmios como melhor sistema de banco de dados Open Source.(Souza et al; 2011).</text:span></text:p>
      <text:p text:style-name="P12"><text:span text:style-name="T17"/></text:p>
      <text:p text:style-name="P11">Referências quadro teórico:</text:p>
      <text:p text:style-name="P4"><text:span text:style-name="T20"/></text:p>
      <text:p text:style-name="P14"><text:span text:style-name="T3"><office:annotation><dc:creator>Felipe Prado</dc:creator><dc:date>2015-03-09T00:31:59</dc:date><text:p text:style-name="P17"><text:span text:style-name="T23">João, verificar se referência está correta.</text:span></text:p></office:annotation></text:span><text:span text:style-name="T3">BAUER, Christian; KING, Gavin. </text:span><text:span text:style-name="T1">Hibernate in action</text:span><text:span text:style-name="T3">. Greenwitch: Manning Publications, 2005.</text:span></text:p>
      <text:p text:style-name="P14"><text:span text:style-name="T3"/></text:p>
      <text:p text:style-name="P14"><text:span text:style-name="T3"><office:annotation><dc:creator>Felipe Prado</dc:creator><dc:date>2015-03-09T00:32:39</dc:date><text:p text:style-name="P17"><text:span text:style-name="T23">João, verificar se referência está correta.</text:span></text:p></office:annotation></text:span><text:span text:style-name="T3">Caelum. </text:span><text:span text:style-name="T1">Apostila Java e Orientação a Objetos</text:span><text:span text:style-name="T3">. 2015. Disponível em http://www.caelum.com.br/apostila-java-orientacao-objetos/. Acesso em 08 de março, 2015.</text:span></text:p>
      <text:p text:style-name="P14"><text:span text:style-name="T3"/></text:p>
      <text:p text:style-name="P14"><text:span text:style-name="T3"><office:annotation><dc:creator>Felipe Prado</dc:creator><dc:date>2015-03-09T00:43:18</dc:date><text:p text:style-name="P17"><text:span text:style-name="T24">João, verificar se referência está correta.</text:span></text:p></office:annotation></text:span><text:span text:style-name="T3">CLARO, D. B., SOBRAL, J. B. M. </text:span><text:span text:style-name="T1">Programação em Java</text:span><text:span text:style-name="T3">. Santa Catarina: Copyleft Pearson Education, 2008.</text:span></text:p>
      <text:p text:style-name="P14"><text:span text:style-name="T3"/></text:p>
      <text:p text:style-name="P16"><office:annotation><dc:creator>Felipe Prado</dc:creator><dc:date>2015-03-09T00:33:27</dc:date><text:p text:style-name="P17"><text:span text:style-name="T23">João, verificar se referência está correta.</text:span></text:p></office:annotation>DURHAM, A; JOHNSON R. <text:span text:style-name="T1">A Framework for Run-time Systems and its Visual </text:span></text:p>
      <text:p text:style-name="P16"><text:span text:style-name="T1">Programming Language. In:</text:span> OBJECT-ORIENTED PROGRAMMING SYSTEMS, </text:p>
      <text:p text:style-name="P16">LANGUAGES, AND APPLICATIONS. San Jose, CA, October 1996 Proceedings... </text:p>
      <text:p text:style-name="P14"><text:span text:style-name="T3">OOPSLA, 1996, p. 20-25.</text:span></text:p>
      <text:p text:style-name="P14"><text:span text:style-name="T3"/></text:p>
      <text:p text:style-name="P14"><text:span text:style-name="T3"><office:annotation><dc:creator>Felipe Prado</dc:creator><dc:date>2015-03-09T00:35:21</dc:date><text:p text:style-name="P17"><text:span text:style-name="T23">João, verificar se referência está correta.</text:span></text:p></office:annotation></text:span><text:span text:style-name="T3">MILANI, André. </text:span><text:span text:style-name="T1">PostgreSQL:</text:span><text:span text:style-name="T3"> Guia do Programador. São Paulo: Novatec.Editora, 2008.</text:span></text:p>
      <text:p text:style-name="P14"><text:span text:style-name="T3"/></text:p>
      <text:p text:style-name="P15"><office:annotation><dc:creator>Felipe Prado</dc:creator><dc:date>2015-03-09T00:40:15</dc:date><text:p text:style-name="P17"><text:span text:style-name="T23">João, verificar se referência está correta.</text:span></text:p></office:annotation>SOUZA, A. C.; AMARAL, H. R.; LIZARDO, L. E. O. <text:span text:style-name="T1">PostgreSQL:</text:span> uma alternativa para sistemas gerenciadores de banco de dados de código aberto. In: Anais do Congresso Nacional Universidade, EAD e Software Livre, 2012.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 Times Roman" svg:font-family="'New Times Roman'"/>
    <style:font-face style:name="OpenSymbol" svg:font-family="OpenSymbol"/>
    <style:font-face style:name="Times New Roman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3-07T19:16:12</meta:creation-date>
    <dc:date>2015-03-09T01:06:47</dc:date>
    <dc:creator>Felipe Prado</dc:creator>
    <meta:editing-duration>PT8H55M50S</meta:editing-duration>
    <meta:editing-cycles>77</meta:editing-cycles>
    <meta:generator>LibreOffice/3.5$Linux_X86_64 LibreOffice_project/350m1$Build-2</meta:generator>
    <meta:document-statistic meta:table-count="0" meta:image-count="0" meta:object-count="0" meta:page-count="5" meta:paragraph-count="24" meta:word-count="671" meta:character-count="4403" meta:non-whitespace-character-count="3754"/>
  </office:meta>
</office:document-meta>
</file>